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fo:font-weight="normal" officeooo:paragraph-rsid="0009aaf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09aafb" officeooo:paragraph-rsid="000aa57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aafb" officeooo:paragraph-rsid="0009aaf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9aafb" officeooo:paragraph-rsid="000aa57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9aafb" officeooo:paragraph-rsid="000d56f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9aafb" officeooo:paragraph-rsid="000dd97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d56fa" officeooo:paragraph-rsid="000d56f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dd97c" officeooo:paragraph-rsid="000dd97c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7e6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e6d9" style:font-weight-asian="bold" style:font-weight-complex="bold"/>
    </style:style>
    <style:style style:name="T4" style:family="text">
      <style:text-properties fo:font-weight="bold" officeooo:rsid="0009aafb" style:font-weight-asian="bold" style:font-weight-complex="bold"/>
    </style:style>
    <style:style style:name="T5" style:family="text">
      <style:text-properties fo:font-weight="bold" officeooo:rsid="000bcc1a" style:font-weight-asian="bold" style:font-weight-complex="bold"/>
    </style:style>
    <style:style style:name="T6" style:family="text">
      <style:text-properties officeooo:rsid="0009aafb"/>
    </style:style>
    <style:style style:name="T7" style:family="text">
      <style:text-properties fo:font-style="normal" officeooo:rsid="000aa570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aa570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ce89" style:font-weight-asian="normal" style:font-weight-complex="normal"/>
    </style:style>
    <style:style style:name="T13" style:family="text">
      <style:text-properties officeooo:rsid="000bcc1a"/>
    </style:style>
    <style:style style:name="T14" style:family="text">
      <style:text-properties officeooo:rsid="000d56fa"/>
    </style:style>
    <style:style style:name="T15" style:family="text">
      <style:text-properties officeooo:rsid="000dce89"/>
    </style:style>
    <style:style style:name="T16" style:family="text">
      <style:text-properties officeooo:rsid="000fb1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50</text:span><text:span text:style-name="T1"> – </text:span>CONFIGURA</text:h>
      <text:h text:style-name="P1" text:outline-level="1"><text:span text:style-name="T1">CA</text:span>O DE REDE B<text:span text:style-name="T1">A</text:span>SICA – ARQUIVOS NSSWITCH, RESOLV CONF, HOSTS – LINUX</text:h>
      <text:p text:style-name="P11"/>
      <text:p text:style-name="P3"><text:span text:style-name="T2">***</text:span> <text:span text:style-name="T3">ARQUIVOS DE CONFIGURAÇÃO DE REDE IMPORTANTES </text:span><text:span text:style-name="T2">***</text:span></text:p>
      <text:p text:style-name="P3"><text:span text:style-name="T2"/></text:p>
      <text:p text:style-name="P4"><text:span text:style-name="T2">/</text:span><text:span text:style-name="T4">etc/hosts </text:span><text:span text:style-name="T6">– Contém mapeamentos simples entre endereços IP e nomes e pode ser usado para resolução de nomes.</text:span></text:p>
      <text:p text:style-name="P4"/>
      <text:p text:style-name="P5">Sintaxe:</text:p>
      <text:p text:style-name="P5"><text:span text:style-name="T2">cat</text:span> <text:span text:style-name="T2">/</text:span><text:span text:style-name="T8">etc/hosts/</text:span></text:p>
      <text:p text:style-name="P5"><text:span text:style-name="T8"/></text:p>
      <text:p text:style-name="P2"><text:span text:style-name="T7">/etc/resolv.conf </text:span><text:span text:style-name="T10">– Contém uma listagem dos servidores DNS que podem ser consultados para resolução de nomes</text:span></text:p>
      <text:p text:style-name="P2"><text:span text:style-name="T10"/></text:p>
      <text:p text:style-name="P2"><text:span text:style-name="T9">Sintaxe:</text:span></text:p>
      <text:p text:style-name="P2"><text:span text:style-name="T7">/etc/resolv.conf</text:span></text:p>
      <text:p text:style-name="P2"><text:span text:style-name="T7"/></text:p>
      <text:p text:style-name="P6"><text:span text:style-name="T2">/</text:span><text:span text:style-name="T5">etc/nsswitch.conf</text:span><text:span text:style-name="T13"> – Determina a ordem de busca quando determinadas informações são requisitadas, tais como a resolução de nomes, arquivos de senhas e de grupos (somente para serviço de diretório NIS)</text:span></text:p>
      <text:p text:style-name="P6"/>
      <text:p text:style-name="P7"><text:span text:style-name="T11">Sintaxe:</text:span></text:p>
      <text:p text:style-name="P9">nano /etc/nswitch.conf</text:p>
      <text:p text:style-name="P9"/>
      <text:p text:style-name="P9">/<text:span text:style-name="T15">etc/host.conf –</text:span><text:span text:style-name="T12"> Controla as fontes de resolução de nomes em sistemas pré-glibc2</text:span></text:p>
      <text:p text:style-name="P9"><text:span text:style-name="T12"/></text:p>
      <text:p text:style-name="P8"><text:span text:style-name="T12">Sintaxe:</text:span></text:p>
      <text:p text:style-name="P8"><text:span text:style-name="T16">cat /etc/host.conf</text:span></text:p>
      <text:p text:style-name="P8"/>
      <text:p text:style-name="P10">/etc/networks – <text:span text:style-name="T11">Determinar uma equivalência entre nomes e endereços de rede; desta forma é possível usar um nome para nos referirmos a uma rede</text:span></text:p>
      <text:p text:style-name="P8"><text:span text:style-name="T12"/></text:p>
      <text:p text:style-name="P8"><text:span text:style-name="T12">Sintaxe:</text:span></text:p>
      <text:p text:style-name="P10"><text:span text:style-name="T16">cat </text:span>/etc/network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8:02:01.344176508</meta:creation-date>
    <dc:date>2020-04-23T18:48:21.193236642</dc:date>
    <meta:editing-duration>PT38M3S</meta:editing-duration>
    <meta:editing-cycles>7</meta:editing-cycles>
    <meta:generator>LibreOffice/6.3.5.2$Linux_X86_64 LibreOffice_project/30$Build-2</meta:generator>
    <meta:document-statistic meta:table-count="0" meta:image-count="0" meta:object-count="0" meta:page-count="1" meta:paragraph-count="18" meta:word-count="129" meta:character-count="898" meta:non-whitespace-character-count="779"/>
  </office:meta>
</office:document-meta>
</file>